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2106667876288684486" text:style-name="L1">
        <text:list-item>
          <text:p text:style-name="P11">Do not use any Bootstrap</text:p>
        </text:list-item>
      </text:list>
      <text:p text:style-name="P3"/>
      <text:list xml:id="list34652122" text:continue-numbering="true" text:style-name="L1">
        <text:list-item>
          <text:p text:style-name="P17">Use pure Vanilla CSS, HTML (4 and 5) and Javascript/JQuery</text:p>
        </text:list-item>
      </text:list>
      <text:p text:style-name="P3"/>
      <text:list xml:id="list34630229" text:continue-numbering="true" text:style-name="L1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4637522" text:continue-numbering="true" text:style-name="L1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429630211469092056" text:style-name="L2">
        <text:list-item>
          <text:p text:style-name="P12">maybe add a Sign In button and make a window appear to sign in, with the email/username and password and then a button</text:p>
        </text:list-item>
      </text:list>
      <text:p text:style-name="P4"/>
      <text:list xml:id="list34633869" text:continue-numbering="true" text:style-name="L2">
        <text:list-item>
          <text:p text:style-name="P12">Make the diagrams using CSS or SVG</text:p>
        </text:list-item>
      </text:list>
      <text:p text:style-name="P3"/>
      <text:list xml:id="list34651384" text:continue-numbering="true" text:style-name="L2">
        <text:list-item>
          <text:p text:style-name="P18">for the addAFlight page, make the inputs to look like you added Bootstrap to them</text:p>
        </text:list-item>
      </text:list>
      <text:p text:style-name="P3"/>
      <text:list xml:id="list34641244" text:continue-numbering="true" text:style-name="L2">
        <text:list-item>
          <text:p text:style-name="P18">make the symbols from the table to be button</text:p>
        </text:list-item>
      </text:list>
      <text:p text:style-name="P3"/>
      <text:list xml:id="list34636794" text:continue-numbering="true" text:style-name="L2">
        <text:list-item>
          <text:p text:style-name="P18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5324786502970841375" text:style-name="L3">
        <text:list-item>
          <text:p text:style-name="P19">Make a form validation for the Sign In section -&gt; the strength of the password and the presence of a valid email address</text:p>
        </text:list-item>
      </text:list>
      <text:p text:style-name="P3"/>
      <text:list xml:id="list34657974" text:continue-numbering="true" text:style-name="L3">
        <text:list-item>
          <text:p text:style-name="P19">When delete a flight, make the entire row dissapear from the table</text:p>
        </text:list-item>
      </text:list>
      <text:p text:style-name="P3"/>
      <text:list xml:id="list34648307" text:continue-numbering="true" text:style-name="L3">
        <text:list-item>
          <text:p text:style-name="P19">Maybe add some sort of form validation to the form for adding a flight</text:p>
        </text:list-item>
      </text:list>
      <text:p text:style-name="P3"/>
      <text:list xml:id="list34627680" text:continue-numbering="true" text:style-name="L3">
        <text:list-item>
          <text:p text:style-name="P19">Maybe make an AJAX to get the flight details</text:p>
        </text:list-item>
      </text:list>
      <text:p text:style-name="P3"/>
      <text:list xml:id="list34649948" text:continue-numbering="true" text:style-name="L3">
        <text:list-item>
          <text:p text:style-name="P19"><text:soft-page-break/>Make a post=" " to the &lt;form&gt; to save a flight</text:p>
        </text:list-item>
      </text:list>
      <text:p text:style-name="P3"/>
      <text:p text:style-name="P3"/>
      <text:list xml:id="list34628493" text:continue-numbering="true" text:style-name="L3">
        <text:list-item>
          <text:p text:style-name="P13">What do you do when the flight is saved successfully?</text:p>
        </text:list-item>
      </text:list>
      <text:p text:style-name="P4"/>
      <text:list xml:id="list9062603140008072534" text:style-name="L4">
        <text:list-item>
          <text:list>
            <text:list-item>
              <text:p text:style-name="P14"><text:span text:style-name="T3">you should be able to click the </text:span>NEXT<text:span text:style-name="T3"> button</text:span></text:p>
            </text:list-item>
          </text:list>
        </text:list-item>
      </text:list>
      <text:p text:style-name="P4"><text:span text:style-name="T3"/></text:p>
      <text:list xml:id="list34629818" text:continue-numbering="true" text:style-name="L4">
        <text:list-item>
          <text:list>
            <text:list-item>
              <text:p text:style-name="P14"><text:span text:style-name="T3">If not everything is completed, you should not be able to pass to the next page, it should highlight where information is missing</text:span></text:p>
            </text:list-item>
          </text:list>
        </text:list-item>
      </text:list>
      <text:p text:style-name="P4"/>
      <text:list xml:id="list34645098" text:continue-list="list34628493" text:style-name="L3">
        <text:list-item>
          <text:p text:style-name="P13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2777668537965050453" text:style-name="L5">
        <text:list-item>
          <text:p text:style-name="P15">When you finish and click the "SUBMIT"</text:p>
        </text:list-item>
      </text:list>
      <text:p text:style-name="P4"/>
      <text:p text:style-name="P3"><text:tab/>- when you click "SUBMIT", a message will appear with "Your flight was added"</text:p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M43S</meta:editing-duration>
    <meta:editing-cycles>103</meta:editing-cycles>
    <meta:generator>OpenOffice/4.0.1$Win32 OpenOffice.org_project/401m5$Build-9714</meta:generator>
    <dc:date>2016-11-24T14:46:44.16</dc:date>
    <dc:creator>Vlad Mocanu</dc:creator>
    <meta:document-statistic meta:table-count="0" meta:image-count="0" meta:object-count="0" meta:page-count="2" meta:paragraph-count="45" meta:word-count="335" meta:character-count="1943"/>
    <meta:user-defined meta:name="Info 1"/>
    <meta:user-defined meta:name="Info 2"/>
    <meta:user-defined meta:name="Info 3"/>
    <meta:user-defined meta:name="Info 4"/>
  </office:meta>
</office:document-meta>
</file>